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8ae0" officeooo:paragraph-rsid="00038ae0"/>
    </style:style>
    <style:style style:name="P2" style:family="paragraph" style:parent-style-name="Footer">
      <style:text-properties officeooo:rsid="00038ae0" officeooo:paragraph-rsid="00038ae0"/>
    </style:style>
    <style:style style:name="P3" style:family="paragraph" style:parent-style-name="Standard">
      <style:text-properties officeooo:rsid="00030ff0" officeooo:paragraph-rsid="00030ff0"/>
    </style:style>
    <style:style style:name="P4" style:family="paragraph" style:parent-style-name="Text_20_body" style:list-style-name="L1">
      <style:text-properties officeooo:rsid="00030ff0" officeooo:paragraph-rsid="00094c59"/>
    </style:style>
    <style:style style:name="P5" style:family="paragraph" style:parent-style-name="Text_20_body" style:list-style-name="L1">
      <style:text-properties officeooo:rsid="00046ff8" officeooo:paragraph-rsid="00094c59"/>
    </style:style>
    <style:style style:name="P6" style:family="paragraph" style:parent-style-name="Text_20_body" style:list-style-name="L3">
      <style:text-properties officeooo:paragraph-rsid="00030ff0"/>
    </style:style>
    <style:style style:name="P7" style:family="paragraph" style:parent-style-name="Text_20_body" style:list-style-name="L1">
      <style:text-properties officeooo:rsid="00094c59" officeooo:paragraph-rsid="00094c59"/>
    </style:style>
    <style:style style:name="P8" style:family="paragraph" style:parent-style-name="Standard">
      <style:text-properties officeooo:rsid="00094c59" officeooo:paragraph-rsid="00094c59"/>
    </style:style>
    <style:style style:name="T1" style:family="text">
      <style:text-properties officeooo:rsid="00038ae0"/>
    </style:style>
    <style:style style:name="T2" style:family="text">
      <style:text-properties officeooo:rsid="0007b20f"/>
    </style:style>
    <style:style style:name="T3" style:family="text">
      <style:text-properties officeooo:rsid="00094c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fgabe <text:span text:style-name="T2">2</text:span>: <text:span text:style-name="T2">verteilter ggT</text:span></text:p>
      <text:h text:style-name="Heading_20_3" text:outline-level="3">Realisierung:</text:h>
      <text:list xml:id="list2928238978514943650" text:style-name="L1">
        <text:list-item>
          <text:p text:style-name="P4"><text:span text:style-name="T3">Fünf</text:span> laufende Programme, von denen <text:span text:style-name="T3">eines</text:span> vorgegeben <text:span text:style-name="T3">ist</text:span> <text:span text:style-name="T3">(Monitor)</text:span></text:p>
        </text:list-item>
        <text:list-item>
          <text:p text:style-name="P7">Entwurf der Schnittstellen und daraus Erstellung eines IDL-Files</text:p>
        </text:list-item>
        <text:list-item>
          <text:p text:style-name="P4">Kommunikation nach Corba</text:p>
          <text:list>
            <text:list-item>
              <text:p text:style-name="P4">Generi<text:span text:style-name="T1">erung</text:span> der Grundprojekte per IDL-File</text:p>
            </text:list-item>
            <text:list-item>
              <text:p text:style-name="P5">Jeweils main-Methode mit „generischem“ Corba Verbindungs-Code</text:p>
            </text:list-item>
          </text:list>
        </text:list-item>
        <text:list-item>
          <text:p text:style-name="P5"/>
        </text:list-item>
      </text:list>
      <text:h text:style-name="Heading_20_3" text:outline-level="3">Zugriffsablauf:</text:h>
      <text:p text:style-name="P8">Siehe Sequenzdiagramm auf Seite 3</text:p>
      <text:p text:style-name="P3"/>
      <text:p text:style-name="P3"/>
      <text:h text:style-name="Heading_20_3" text:outline-level="3">Fehler:</text:h>
      <text:list xml:id="list1245249406562810495" text:style-name="L3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8ae0" officeooo:paragraph-rsid="00038ae0"/>
    </style:style>
    <style:style style:name="MP2" style:family="paragraph" style:parent-style-name="Footer">
      <style:text-properties officeooo:rsid="00038ae0" officeooo:paragraph-rsid="00038ae0"/>
    </style:style>
    <style:style style:name="MT1" style:family="text">
      <style:text-properties officeooo:rsid="0007b20f"/>
    </style:style>
    <style:page-layout style:name="Mpm1">
      <style:page-layout-properties fo:page-width="21.001cm" fo:page-height="29.7cm" style:num-format="1" style:print-orientation="portrait" fo:margin-top="0.714cm" fo:margin-bottom="1.08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99cm" fo:margin-left="0cm" fo:margin-right="0cm" fo:margin-bottom="0.499cm"/>
      </style:header-style>
      <style:footer-style>
        <style:header-footer-properties svg:height="0.9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VSP-<text:span text:style-name="MT1">2 verteilter ggT</text:span><text:tab/>HTM<text:tab/>SS-15</text:p>
      </style:header>
      <style:footer>
        <text:p text:style-name="MP2">Katja Kirstein (2125137), Jannik Iacobi (2144481)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5:32:02.668000000</meta:creation-date>
    <dc:date>2015-05-04T20:14:54.482000000</dc:date>
    <meta:editing-duration>PT3H3M25S</meta:editing-duration>
    <meta:editing-cycles>4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14" meta:word-count="62" meta:character-count="437" meta:non-whitespace-character-count="394"/>
  </office:meta>
</office:document-meta>
</file>